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18cm" svg:stroke-color="#000000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4.019cm" fo:min-width="3.36cm" fo:padding-top="0.125cm" fo:padding-bottom="0.125cm" fo:padding-left="0.25cm" fo:padding-right="0.25cm" fo:wrap-option="wrap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1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2.339cm" fo:min-width="0cm" fo:padding-top="0.125cm" fo:padding-bottom="0.125cm" fo:padding-left="0.25cm" fo:padding-right="0.25cm" fo:wrap-option="wrap"/>
    </style:style>
    <style:style style:name="gr8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767cm" fo:min-width="1.75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767cm" fo:min-width="2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1.5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767cm" fo:min-width="2cm" fo:padding-top="0.125cm" fo:padding-bottom="0.125cm" fo:padding-left="0.25cm" fo:padding-right="0.25cm" fo:wrap-option="wrap"/>
      <style:paragraph-properties style:writing-mode="lr-tb"/>
    </style:style>
    <style:style style:name="gr12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3.968cm" fo:min-width="1cm" fo:padding-top="0.125cm" fo:padding-bottom="0.125cm" fo:padding-left="0.25cm" fo:padding-right="0.25cm" fo:wrap-option="wrap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4.579cm" fo:padding-top="0.125cm" fo:padding-bottom="0.125cm" fo:padding-left="0.25cm" fo:padding-right="0.25cm" fo:wrap-option="wrap"/>
    </style:style>
    <style:style style:name="gr15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706cm" fo:min-width="2.638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602cm" fo:min-width="2.465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1.97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0cm" fo:min-width="16.166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1.137cm" fo:min-width="0cm" fo:padding-top="0.125cm" fo:padding-bottom="0.125cm" fo:padding-left="0.25cm" fo:padding-right="0.25cm" fo:wrap-option="wrap"/>
    </style:style>
    <style:style style:name="gr22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2cm" fo:min-width="2.468cm" fo:padding-top="0.125cm" fo:padding-bottom="0.125cm" fo:padding-left="0.25cm" fo:padding-right="0.25cm" fo:wrap-option="wrap"/>
      <style:paragraph-properties style:writing-mode="lr-tb"/>
    </style:style>
    <style:style style:name="gr23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139cm" fo:min-width="2.712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267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4.917cm" fo:min-width="0cm" fo:padding-top="0.125cm" fo:padding-bottom="0.125cm" fo:padding-left="0.25cm" fo:padding-right="0.25cm" fo:wrap-option="wrap"/>
    </style:style>
    <style:style style:name="gr28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15.917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2cm" fo:min-width="2.468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9.058cm" fo:min-width="0cm" fo:padding-top="0.125cm" fo:padding-bottom="0.125cm" fo:padding-left="0.25cm" fo:padding-right="0.25cm" fo:wrap-option="wrap"/>
    </style:style>
    <style:style style:name="gr31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706cm" fo:min-width="2.638cm" fo:padding-top="0.125cm" fo:padding-bottom="0.125cm" fo:padding-left="0.25cm" fo:padding-right="0.25cm" fo:wrap-option="wrap"/>
      <style:paragraph-properties style:writing-mode="lr-tb"/>
    </style:style>
    <style:style style:name="gr32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602cm" fo:min-width="2.465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5.303cm" fo:min-width="0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267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>
      <style:graphic-properties draw:stroke="solid" svg:stroke-width="0.018cm" svg:stroke-color="#000000" draw:marker-end="msArrowEnd_20_5" draw:marker-end-width="0.21cm" draw:marker-end-center="false" draw:stroke-linejoin="miter" svg:stroke-linecap="butt" draw:fill="none" draw:textarea-vertical-align="top" draw:auto-grow-height="false" fo:min-height="8.251cm" fo:min-width="0cm" fo:padding-top="0.125cm" fo:padding-bottom="0.125cm" fo:padding-left="0.25cm" fo:padding-right="0.25cm" fo:wrap-option="wrap"/>
    </style:style>
    <style:style style:name="gr38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2cm" fo:min-width="2.468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0.706cm" fo:min-width="2.638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2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1.602cm" fo:min-width="2.465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3cm" fo:min-width="2.405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 style:list-style-name="L3">
      <style:graphic-properties draw:stroke="solid" svg:stroke-width="0.035cm" svg:stroke-color="#000000" draw:stroke-linejoin="miter" svg:stroke-linecap="butt" draw:fill="solid" draw:fill-color="#ffffff" draw:textarea-vertical-align="middle" draw:auto-grow-height="false" draw:fit-to-size="false" style:shrink-to-fit="false" fo:min-height="2.042cm" fo:min-width="2.468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Solo_20_el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Solo_20_el_20_título-notes">
      <style:graphic-properties draw:fill-color="#ffffff" fo:min-height="13.364cm"/>
      <style:paragraph-properties style:writing-mode="lr-tb"/>
    </style:style>
    <style:style style:name="pr3" style:family="presentation" style:parent-style-name="Solo_20_el_20_título-title">
      <style:graphic-properties fo:min-height="3.681cm"/>
      <style:paragraph-properties style:writing-mode="lr-tb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4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9" style:family="paragraph">
      <loext:graphic-properties draw:fill-color="#ffffff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weight="normal" style:font-weight-asian="normal" style:font-weight-complex="normal" fo:hyphenate="false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font-weight="normal" style:font-weight-asian="normal" style:font-weight-complex="normal" fo:hyphenate="false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s" fo:country="MX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4pt" fo:letter-spacing="normal" fo:language="es" fo:country="MX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6pt" fo:letter-spacing="normal" fo:language="es" fo:country="MX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es" fo:country="MX" fo:font-style="normal" style:text-underline-style="none" fo:font-weight="bold" fo:background-color="transparent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| Birthday CI (ASM)" draw:style-name="dp1" draw:master-page-name="Solo_20_el_20_título" presentation:presentation-page-layout-name="AL1T19">
        <draw:frame draw:name="Título 1" presentation:style-name="pr1" draw:text-style-name="P2" draw:layer="layout" svg:width="21.146cm" svg:height="2.294cm" svg:x="0cm" svg:y="0.828cm" presentation:class="title" presentation:user-transformed="true">
          <draw:text-box>
            <text:p text:style-name="P1"><text:span text:style-name="T1">Merge (Problem 066)</text:span></text:p>
          </draw:text-box>
        </draw:frame>
        <draw:custom-shape draw:name="Rectángulo 2" draw:style-name="gr1" draw:text-style-name="P4" draw:layer="layout" svg:width="2.944cm" svg:height="1.287cm" svg:x="0.641cm" svg:y="9.357cm">
          <text:p text:style-name="P3"><text:span text:style-name="T2">ID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5" draw:style-name="gr2" draw:text-style-name="P5" draw:layer="layout" svg:width="1.493cm" svg:height="0.001cm" svg:x="3.586cm" svg:y="10.0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Decisión 6" draw:style-name="gr1" draw:text-style-name="P4" draw:layer="layout" svg:width="4.257cm" svg:height="2.062cm" svg:x="5.08cm" svg:y="8.97cm">
          <text:p text:style-name="P3"><text:span text:style-name="T2">START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onector recto de flecha 8" draw:style-name="gr2" draw:text-style-name="P5" draw:layer="layout" svg:width="0.001cm" svg:height="1.675cm" svg:x="7.207cm" svg:y="11.033cm">
          <text:p/>
          <draw:enhanced-geometry draw:mirror-horizontal="true" draw:mirror-vertical="false" svg:viewBox="0 0 21600 21600" draw:type="mso-spt32" draw:enhanced-path="M 0 0 L 21600 21600 N"/>
        </draw:custom-shape>
        <draw:line draw:name="Conector recto 15" draw:style-name="gr3" draw:text-style-name="P5" draw:layer="layout" svg:x1="7.209cm" svg:y1="12.709cm" svg:x2="1.68cm" svg:y2="12.709cm">
          <text:p/>
        </draw:line>
        <draw:custom-shape draw:name="Conector recto de flecha 18" draw:style-name="gr2" draw:text-style-name="P5" draw:layer="layout" svg:width="0.001cm" svg:height="2.062cm" svg:x="1.606cm" svg:y="10.64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adroTexto 19" draw:style-name="gr4" draw:text-style-name="P7" draw:layer="layout" svg:width="1.172cm" svg:height="1.013cm" svg:x="6.468cm" svg:y="10.991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1" draw:style-name="gr2" draw:text-style-name="P5" draw:layer="layout" svg:width="2.128cm" svg:height="0.001cm" svg:x="9.338cm" svg:y="10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Elipse 22" draw:style-name="gr5" draw:text-style-name="P8" draw:layer="layout" svg:width="5.458cm" svg:height="6.035cm" svg:x="11.542cm" svg:y="7.965cm">
          <text:p text:style-name="P3"><text:span text:style-name="T3"/></text:p>
          <text:p text:style-name="P3"><text:span text:style-name="T3">j &lt;- i &lt;- k &lt;- 0</text:span></text:p>
          <text:p text:style-name="P3"><text:span text:style-name="T4">A &lt;- a</text:span></text:p>
          <text:p text:style-name="P3"><text:span text:style-name="T4">A_len &lt;- a_len</text:span></text:p>
          <text:p text:style-name="P3"><text:span text:style-name="T4">L&lt;- l</text:span></text:p>
          <text:p text:style-name="P3"><text:span text:style-name="T4">L_len &lt;- l_len</text:span></text:p>
          <text:p text:style-name="P3"><text:span text:style-name="T4">R &lt;- r</text:span></text:p>
          <text:p text:style-name="P3"><text:span text:style-name="T4">R_len &lt;- r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24" draw:style-name="gr6" draw:text-style-name="P5" draw:layer="layout" svg:width="1.5cm" svg:height="0.001cm" svg:x="17cm" svg:y="9.82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7" draw:style-name="gr7" draw:text-style-name="P5" draw:layer="layout" svg:width="0.001cm" svg:height="2.589cm" svg:x="20.5cm" svg:y="10.9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0" draw:style-name="gr1" draw:text-style-name="P4" draw:layer="layout" svg:width="3.174cm" svg:height="1.031cm" svg:x="30.013cm" svg:y="9.25cm">
          <text:p text:style-name="P3"><text:span text:style-name="T5">EN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ón 44" draw:style-name="gr1" draw:text-style-name="P4" draw:layer="layout" svg:width="4.257cm" svg:height="2.062cm" svg:x="27.342cm" svg:y="5.531cm">
          <text:p text:style-name="P3"><text:span text:style-name="T2">START</text:span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line draw:name="Conector recto 46" draw:style-name="gr3" draw:text-style-name="P5" draw:layer="layout" svg:x1="31.6cm" svg:y1="9.249cm" svg:x2="31.601cm" svg:y2="7.965cm">
          <text:p/>
        </draw:line>
        <draw:line draw:name="Conector recto 49" draw:style-name="gr3" draw:text-style-name="P5" draw:layer="layout" svg:x1="31.6cm" svg:y1="7.965cm" svg:x2="29.471cm" svg:y2="7.966cm">
          <text:p/>
        </draw:line>
        <draw:custom-shape draw:name="Conector recto de flecha 51" draw:style-name="gr2" draw:text-style-name="P5" draw:layer="layout" svg:width="0.001cm" svg:height="0.37cm" svg:x="29.471cm" svg:y="7.5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angular 53" draw:style-name="gr2" draw:text-style-name="P5" draw:layer="layout" svg:width="1.587cm" svg:height="3.202cm" svg:x="31.601cm" svg:y="6.563cm">
          <text:p/>
          <draw:enhanced-geometry draw:mirror-horizontal="false" draw:mirror-vertical="false" draw:text-areas="0 0 ?f2 ?f3" svg:viewBox="0 0 0 0" draw:type="ooxml-bentConnector3" draw:modifiers="14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line draw:name="Conector recto 69" draw:style-name="gr3" draw:text-style-name="P5" draw:layer="layout" svg:x1="27.342cm" svg:y1="6.562cm" svg:x2="0.336cm" svg:y2="6.562cm">
          <text:p/>
        </draw:line>
        <draw:line draw:name="Conector recto 71" draw:style-name="gr3" draw:text-style-name="P5" draw:layer="layout" svg:x1="0.298cm" svg:y1="6.611cm" svg:x2="0.317cm" svg:y2="12.19cm">
          <text:p/>
        </draw:line>
        <draw:custom-shape draw:name="Conector recto de flecha 73" draw:style-name="gr2" draw:text-style-name="P5" draw:layer="layout" svg:width="1.344cm" svg:height="0.001cm" svg:x="0.336cm" svg:y="12.1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adroTexto 74" draw:style-name="gr4" draw:text-style-name="P7" draw:layer="layout" svg:width="0.126cm" svg:height="1.013cm" svg:x="9.338cm" svg:y="8.976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7" draw:style-name="gr4" draw:text-style-name="P7" draw:layer="layout" svg:width="0.148cm" svg:height="1.013cm" svg:x="31.526cm" svg:y="5.672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78" draw:style-name="gr4" draw:text-style-name="P7" draw:layer="layout" svg:width="0.126cm" svg:height="1.013cm" svg:x="26.743cm" svg:y="5.697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ón 1" draw:style-name="gr8" draw:text-style-name="P8" draw:layer="layout" svg:width="4.5cm" svg:height="2.033cm" svg:x="18.5cm" svg:y="8.878cm">
          <text:p text:style-name="P3"><text:span text:style-name="T2">First Loop</text:span></text:p>
          <draw:enhanced-geometry draw:mirror-horizontal="tru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Decisión 2" draw:style-name="gr9" draw:text-style-name="P8" draw:layer="layout" svg:width="5cm" svg:height="2.033cm" svg:x="18cm" svg:y="13.467cm">
          <text:p text:style-name="P3"><text:span text:style-name="T2">S</text:span><text:span text:style-name="T2">e</text:span><text:span text:style-name="T2">c</text:span><text:span text:style-name="T2">o</text:span><text:span text:style-name="T2">n</text:span><text:span text:style-name="T2">d </text:span><text:span text:style-name="T2">L</text:span><text:span text:style-name="T2">o</text:span><text:span text:style-name="T2">o</text:span><text:span text:style-name="T2">p</text:span></text:p>
          <draw:enhanced-geometry draw:mirror-horizontal="tru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onector recto de flecha 1" draw:style-name="gr10" draw:text-style-name="P5" draw:layer="layout" svg:width="2cm" svg:height="0.001cm" svg:x="23cm" svg:y="14.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Decisión 3" draw:style-name="gr11" draw:text-style-name="P8" draw:layer="layout" svg:width="5cm" svg:height="2.033cm" svg:x="25cm" svg:y="13.467cm">
          <text:p text:style-name="P3"><text:span text:style-name="T2">Third Loop</text:span></text:p>
          <draw:enhanced-geometry draw:mirror-horizontal="tru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onector recto de flecha 2" draw:style-name="gr12" draw:text-style-name="P5" draw:layer="layout" svg:width="1.5cm" svg:height="4.218cm" svg:x="30cm" svg:y="10.28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3" draw:layer="layout" svg:width="19.798cm" svg:height="11.136cm" svg:x="0.6cm" svg:y="2.257cm" draw:page-number="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olo_20_el_20_título" presentation:presentation-page-layout-name="AL1T19">
        <draw:frame presentation:style-name="pr3" draw:layer="layout" svg:width="29.209cm" svg:height="3.681cm" svg:x="2.328cm" svg:y="1.014cm" presentation:class="title" presentation:user-transformed="true">
          <draw:text-box>
            <text:p>First Loop</text:p>
          </draw:text-box>
        </draw:frame>
        <draw:custom-shape draw:name="Conector recto de flecha 3" draw:style-name="gr14" draw:text-style-name="P5" draw:layer="layout" svg:width="5.079cm" svg:height="0.002cm" svg:x="0cm" svg:y="6.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1" draw:style-name="gr15" draw:text-style-name="P11" draw:layer="layout" svg:width="3.137cm" svg:height="0.955cm" svg:x="5.298cm" svg:y="5.86cm">
          <text:p text:style-name="P10"><text:span text:style-name="T2">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ón 4" draw:style-name="gr16" draw:text-style-name="P8" draw:layer="layout" svg:width="5.929cm" svg:height="3.704cm" svg:x="10.905cm" svg:y="4.5cm">
          <text:p text:style-name="P3"><text:span text:style-name="T2">i &lt; L_len AND</text:span></text:p>
          <text:p text:style-name="P3"><text:span text:style-name="T2">j &lt; R_len </text:span></text:p>
          <text:p text:style-name="P3"><text:span text:style-name="T2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1" draw:style-name="gr17" draw:text-style-name="P12" draw:layer="layout" svg:width="0.664cm" svg:height="1.011cm" svg:x="17.652cm" svg:y="4.963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2" draw:style-name="gr18" draw:text-style-name="P12" draw:layer="layout" svg:width="0.619cm" svg:height="1.011cm" svg:x="12.217cm" svg:y="7.719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" draw:style-name="gr19" draw:text-style-name="P5" draw:layer="layout" svg:width="2.47cm" svg:height="0.002cm" svg:x="8.435cm" svg:y="6.3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6" draw:style-name="gr20" draw:text-style-name="P5" draw:layer="layout" svg:width="16.666cm" svg:height="0.002cm" svg:x="16.834cm" svg:y="6.35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7" draw:style-name="gr21" draw:text-style-name="P5" draw:layer="layout" svg:width="0.001cm" svg:height="1.387cm" svg:x="13.869cm" svg:y="8.20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2" draw:style-name="gr22" draw:text-style-name="P8" draw:layer="layout" svg:width="4.196cm" svg:height="3.24cm" svg:x="19.304cm" svg:y="9.593cm">
          <text:p text:style-name="P3"><text:span text:style-name="T3"/></text:p>
          <text:p text:style-name="P3"><text:span text:style-name="T4">A[k]&lt;- R[j]</text:span></text:p>
          <text:p text:style-name="P3"><text:span text:style-name="T4">j &lt;- j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Decisión 5" draw:style-name="gr23" draw:text-style-name="P8" draw:layer="layout" svg:width="6.423cm" svg:height="2.777cm" svg:x="10.411cm" svg:y="9.593cm">
          <text:p text:style-name="P3"><text:span text:style-name="T2">L[i] &lt;= R[j] </text:span></text:p>
          <text:p text:style-name="P3"><text:span text:style-name="T2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3" draw:style-name="gr24" draw:text-style-name="P12" draw:layer="layout" svg:width="0.664cm" svg:height="1.011cm" svg:x="16.664cm" svg:y="9.593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4" draw:style-name="gr25" draw:text-style-name="P12" draw:layer="layout" svg:width="0.619cm" svg:height="1.011cm" svg:x="12.387cm" svg:y="12.358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9" draw:style-name="gr19" draw:text-style-name="P5" draw:layer="layout" svg:width="2.47cm" svg:height="0.001cm" svg:x="16.834cm" svg:y="10.97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0" draw:style-name="gr21" draw:text-style-name="P5" draw:layer="layout" svg:width="0.001cm" svg:height="1.387cm" svg:x="13.868cm" svg:y="12.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" draw:style-name="gr26" draw:text-style-name="P8" draw:layer="layout" svg:width="3.911cm" svg:height="3.241cm" svg:x="11.893cm" svg:y="13.759cm">
          <text:p text:style-name="P3"><text:span text:style-name="T3"/></text:p>
          <text:p text:style-name="P3"><text:span text:style-name="T4">A[k]&lt;- L[i]</text:span></text:p>
          <text:p text:style-name="P3"><text:span text:style-name="T4">i &lt;- i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11" draw:style-name="gr21" draw:text-style-name="P5" draw:layer="layout" svg:width="0.001cm" svg:height="1.387cm" svg:x="14cm" svg:y="16.6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2" draw:style-name="gr27" draw:text-style-name="P5" draw:layer="layout" svg:width="0.001cm" svg:height="5.167cm" svg:x="21.499cm" svg:y="12.8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" draw:style-name="gr28" draw:text-style-name="P5" draw:layer="layout" svg:width="0.071cm" svg:height="16.167cm" draw:transform="rotate (-1.57725404502728) translate (21.667cm 18.03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4" draw:style-name="gr29" draw:text-style-name="P8" draw:layer="layout" svg:width="4.196cm" svg:height="3.24cm" svg:x="1.304cm" svg:y="15.81cm">
          <text:p text:style-name="P3"><text:span text:style-name="T4">k &lt;- k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14" draw:style-name="gr30" draw:text-style-name="P5" draw:layer="layout" svg:width="0.001cm" svg:height="9.308cm" svg:x="3.499cm" svg:y="6.502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2">
          <draw:page-thumbnail draw:style-name="gr13" draw:layer="layout" svg:width="19.798cm" svg:height="11.136cm" svg:x="0.6cm" svg:y="2.257cm" draw:page-number="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olo_20_el_20_título" presentation:presentation-page-layout-name="AL1T19">
        <draw:frame presentation:style-name="pr3" draw:layer="layout" svg:width="29.209cm" svg:height="3.681cm" svg:x="2.328cm" svg:y="1.014cm" presentation:class="title" presentation:user-transformed="true">
          <draw:text-box>
            <text:p>Second Loop</text:p>
          </draw:text-box>
        </draw:frame>
        <draw:custom-shape draw:name="Conector recto de flecha 15" draw:style-name="gr14" draw:text-style-name="P5" draw:layer="layout" svg:width="5.079cm" svg:height="0.002cm" svg:x="0cm" svg:y="6.50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3" draw:style-name="gr31" draw:text-style-name="P11" draw:layer="layout" svg:width="3.137cm" svg:height="0.955cm" svg:x="5.298cm" svg:y="5.869cm">
          <text:p text:style-name="P10"><text:span text:style-name="T2">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ón 7" draw:style-name="gr32" draw:text-style-name="P8" draw:layer="layout" svg:width="5.929cm" svg:height="3.704cm" svg:x="10.905cm" svg:y="4.509cm">
          <text:p text:style-name="P3"><text:span text:style-name="T2">i &lt; L_len </text:span></text:p>
          <text:p text:style-name="P3"><text:span text:style-name="T2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5" draw:style-name="gr33" draw:text-style-name="P12" draw:layer="layout" svg:width="0.664cm" svg:height="1.011cm" svg:x="17.652cm" svg:y="4.972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6" draw:style-name="gr34" draw:text-style-name="P12" draw:layer="layout" svg:width="0.619cm" svg:height="1.011cm" svg:x="12.217cm" svg:y="7.728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16" draw:style-name="gr19" draw:text-style-name="P5" draw:layer="layout" svg:width="2.47cm" svg:height="0.002cm" svg:x="8.435cm" svg:y="6.3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7" draw:style-name="gr20" draw:text-style-name="P5" draw:layer="layout" svg:width="16.666cm" svg:height="0.002cm" svg:x="16.834cm" svg:y="6.36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9" draw:style-name="gr35" draw:text-style-name="P5" draw:layer="layout" svg:width="0.131cm" svg:height="5.553cm" svg:x="13.869cm" svg:y="8.2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5" draw:style-name="gr36" draw:text-style-name="P8" draw:layer="layout" svg:width="3.911cm" svg:height="3.241cm" svg:x="11.893cm" svg:y="13.768cm">
          <text:p text:style-name="P3"><text:span text:style-name="T3"/></text:p>
          <text:p text:style-name="P3"><text:span text:style-name="T4">A[k]&lt;- L[i]</text:span></text:p>
          <text:p text:style-name="P3"><text:span text:style-name="T4">i &lt;- i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23" draw:style-name="gr21" draw:text-style-name="P5" draw:layer="layout" svg:width="0.001cm" svg:height="1.387cm" svg:x="14cm" svg:y="16.6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6" draw:style-name="gr37" draw:text-style-name="P5" draw:layer="layout" svg:width="0.008cm" svg:height="8.501cm" draw:transform="rotate (-1.57725404502728) translate (14.001cm 17.99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6" draw:style-name="gr38" draw:text-style-name="P8" draw:layer="layout" svg:width="4.196cm" svg:height="3.24cm" svg:x="1.304cm" svg:y="15.819cm">
          <text:p text:style-name="P3"><text:span text:style-name="T4">k &lt;- k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28" draw:style-name="gr30" draw:text-style-name="P5" draw:layer="layout" svg:width="0.001cm" svg:height="9.308cm" svg:x="3.499cm" svg:y="6.51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3">
          <draw:page-thumbnail draw:style-name="gr13" draw:layer="layout" svg:width="19.798cm" svg:height="11.136cm" svg:x="0.6cm" svg:y="2.257cm" draw:page-number="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olo_20_el_20_título" presentation:presentation-page-layout-name="AL1T19">
        <draw:frame presentation:style-name="pr3" draw:layer="layout" svg:width="29.209cm" svg:height="3.681cm" svg:x="2.328cm" svg:y="1.024cm" presentation:class="title" presentation:user-transformed="true">
          <draw:text-box>
            <text:p>Third Loop</text:p>
          </draw:text-box>
        </draw:frame>
        <draw:custom-shape draw:name="Conector recto de flecha 20" draw:style-name="gr14" draw:text-style-name="P5" draw:layer="layout" svg:width="5.079cm" svg:height="0.002cm" svg:x="0cm" svg:y="6.51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" draw:style-name="gr39" draw:text-style-name="P11" draw:layer="layout" svg:width="3.137cm" svg:height="0.955cm" svg:x="5.298cm" svg:y="5.879cm">
          <text:p text:style-name="P10"><text:span text:style-name="T2">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Decisión 8" draw:style-name="gr40" draw:text-style-name="P8" draw:layer="layout" svg:width="5.929cm" svg:height="3.704cm" svg:x="10.905cm" svg:y="4.519cm">
          <text:p text:style-name="P3"><text:span text:style-name="T2">j &lt; R_len </text:span></text:p>
          <text:p text:style-name="P3"><text:span text:style-name="T2"/></text:p>
          <draw:enhanced-geometry draw:mirror-horizontal="false" draw:mirror-vertical="false" drawooo:sub-view-size="2 2" draw:text-areas="?f6 ?f7 ?f0 ?f1" svg:viewBox="0 0 0 0" draw:type="ooxml-flowChartDecision" draw:enhanced-path="M 0 1 L 1 0 2 1 1 2 Z N">
            <draw:equation draw:name="f0" draw:formula="logwidth*3/4"/>
            <draw:equation draw:name="f1" draw:formula="logheight*3/4"/>
            <draw:equation draw:name="f2" draw:formula="logwidth/2"/>
            <draw:equation draw:name="f3" draw:formula="logheight/2"/>
            <draw:equation draw:name="f4" draw:formula="logheight"/>
            <draw:equation draw:name="f5" draw:formula="logwidth"/>
            <draw:equation draw:name="f6" draw:formula="logwidth/4"/>
            <draw:equation draw:name="f7" draw:formula="logheight/4"/>
          </draw:enhanced-geometry>
        </draw:custom-shape>
        <draw:custom-shape draw:name="CuadroTexto 7" draw:style-name="gr41" draw:text-style-name="P12" draw:layer="layout" svg:width="0.664cm" svg:height="1.011cm" svg:x="17.652cm" svg:y="4.982cm">
          <text:p text:style-name="P6"><text:span text:style-name="T2">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adroTexto 8" draw:style-name="gr42" draw:text-style-name="P12" draw:layer="layout" svg:width="0.619cm" svg:height="1.011cm" svg:x="12.217cm" svg:y="7.738cm">
          <text:p text:style-name="P6"><text:span text:style-name="T2">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22" draw:style-name="gr19" draw:text-style-name="P5" draw:layer="layout" svg:width="2.47cm" svg:height="0.002cm" svg:x="8.435cm" svg:y="6.3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25" draw:style-name="gr20" draw:text-style-name="P5" draw:layer="layout" svg:width="16.666cm" svg:height="0.002cm" svg:x="16.834cm" svg:y="6.37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29" draw:style-name="gr35" draw:text-style-name="P5" draw:layer="layout" svg:width="0.131cm" svg:height="5.553cm" svg:x="13.869cm" svg:y="8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1" draw:style-name="gr43" draw:text-style-name="P8" draw:layer="layout" svg:width="4.107cm" svg:height="3.241cm" svg:x="11.893cm" svg:y="13.778cm">
          <text:p text:style-name="P3"><text:span text:style-name="T3"/></text:p>
          <text:p text:style-name="P3"><text:span text:style-name="T4">A[k]&lt;- R[j]</text:span></text:p>
          <text:p text:style-name="P3"><text:span text:style-name="T4">j &lt;- j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0" draw:style-name="gr21" draw:text-style-name="P5" draw:layer="layout" svg:width="0.001cm" svg:height="1.387cm" svg:x="14cm" svg:y="16.68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1" draw:style-name="gr37" draw:text-style-name="P5" draw:layer="layout" svg:width="0.008cm" svg:height="8.501cm" draw:transform="rotate (-1.57725404502728) translate (14.001cm 18.00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7" draw:style-name="gr44" draw:text-style-name="P8" draw:layer="layout" svg:width="4.196cm" svg:height="3.24cm" svg:x="1.304cm" svg:y="15.829cm">
          <text:p text:style-name="P3"><text:span text:style-name="T4">k &lt;- k + 1</text:span></text:p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2" draw:style-name="gr30" draw:text-style-name="P5" draw:layer="layout" svg:width="0.001cm" svg:height="9.308cm" svg:x="3.499cm" svg:y="6.521cm">
          <text:p/>
          <draw:enhanced-geometry draw:mirror-horizontal="false" draw:mirror-vertical="true" svg:viewBox="0 0 21600 21600" draw:type="mso-spt32" draw:enhanced-path="M 0 0 L 21600 21600 N"/>
        </draw:custom-shape>
        <presentation:notes draw:style-name="dp3">
          <draw:page-thumbnail draw:style-name="gr13" draw:layer="layout" svg:width="19.798cm" svg:height="11.136cm" svg:x="0.6cm" svg:y="2.257cm" draw:page-number="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 Light" svg:font-family="'Calibri Light'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olo_20_el_20_título-background" style:display-name="Solo el título-background" style:family="presentation">
      <style:graphic-properties draw:stroke="none" draw:fill="solid" draw:fill-color="#ffffff"/>
      <style:text-properties style:letter-kerning="true"/>
    </style:style>
    <style:style style:name="Solo_20_el_20_título-backgroundobjects" style:display-name="So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lo_20_el_20_título-notes" style:display-name="Solo el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lo_20_el_20_título-outline1" style:display-name="Solo el título-outline1" style:family="presentation">
      <style:graphic-properties draw:stroke="none" draw:fill="none" draw:auto-grow-height="false" draw:fit-to-size="false" style:shrink-to-fit="true">
        <text:list-style style:name="Solo_20_el_20_título-outline1" style:display-name="So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28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Solo_20_el_20_título-outline2" style:display-name="Solo el título-outline2" style:family="presentation" style:parent-style-name="Solo_20_el_20_título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Solo_20_el_20_título-outline3" style:display-name="Solo el título-outline3" style:family="presentation" style:parent-style-name="Solo_20_el_20_título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lo_20_el_20_título-outline4" style:display-name="Solo el título-outline4" style:family="presentation" style:parent-style-name="Solo_20_el_20_título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Solo_20_el_20_título-outline5" style:display-name="Solo el título-outline5" style:family="presentation" style:parent-style-name="Solo_20_el_20_título-outline4">
      <style:paragraph-properties fo:margin-top="0.1cm" fo:margin-bottom="0cm"/>
      <style:text-properties fo:font-size="20pt" style:font-size-asian="20pt" style:font-size-complex="20pt"/>
    </style:style>
    <style:style style:name="Solo_20_el_20_título-outline6" style:display-name="Solo el título-outline6" style:family="presentation" style:parent-style-name="Solo_20_el_20_título-outline5">
      <style:paragraph-properties fo:margin-top="0.1cm" fo:margin-bottom="0cm"/>
      <style:text-properties fo:font-size="20pt" style:font-size-asian="20pt" style:font-size-complex="20pt"/>
    </style:style>
    <style:style style:name="Solo_20_el_20_título-outline7" style:display-name="Solo el título-outline7" style:family="presentation" style:parent-style-name="Solo_20_el_20_título-outline6">
      <style:paragraph-properties fo:margin-top="0.1cm" fo:margin-bottom="0cm"/>
      <style:text-properties fo:font-size="20pt" style:font-size-asian="20pt" style:font-size-complex="20pt"/>
    </style:style>
    <style:style style:name="Solo_20_el_20_título-outline8" style:display-name="Solo el título-outline8" style:family="presentation" style:parent-style-name="Solo_20_el_20_título-outline7">
      <style:paragraph-properties fo:margin-top="0.1cm" fo:margin-bottom="0cm"/>
      <style:text-properties fo:font-size="20pt" style:font-size-asian="20pt" style:font-size-complex="20pt"/>
    </style:style>
    <style:style style:name="Solo_20_el_20_título-outline9" style:display-name="Solo el título-outline9" style:family="presentation" style:parent-style-name="Solo_20_el_20_título-outline8">
      <style:paragraph-properties fo:margin-top="0.1cm" fo:margin-bottom="0cm"/>
      <style:text-properties fo:font-size="20pt" style:font-size-asian="20pt" style:font-size-complex="20pt"/>
    </style:style>
    <style:style style:name="Solo_20_el_20_título-subtitle" style:display-name="Solo el título-subtitle" style:family="presentation">
      <style:graphic-properties draw:stroke="none" draw:fill="none" draw:textarea-vertical-align="middle">
        <text:list-style style:name="Solo_20_el_20_título-subtitle" style:display-name="Solo el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lo_20_el_20_título-title" style:display-name="Solo el título-title" style:family="presentation">
      <style:graphic-properties draw:stroke="none" draw:fill="none" draw:textarea-vertical-align="middle">
        <text:list-style style:name="Solo_20_el_20_título-title" style:display-name="Solo el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family="Calibri" fo:font-size="18pt" fo:letter-spacing="normal" fo:language="es" fo:country="MX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olo_20_el_20_títul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Solo_20_el_20_títu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Solo_20_el_20_títul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olo_20_el_20_títul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 Light" fo:font-size="44pt" fo:letter-spacing="normal" fo:language="es" fo:country="E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Calibri1" fo:font-size="12pt" fo:letter-spacing="normal" fo:language="es" fo:country="MX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olo_20_el_20_título" style:display-name="Solo el título" style:page-layout-name="PM1" draw:style-name="Mdp1">
      <draw:frame draw:name="Title 1" presentation:style-name="Mpr1" draw:text-style-name="MP6" draw:layer="backgroundobjects" svg:width="29.209cm" svg:height="3.681cm" svg:x="2.328cm" svg:y="1.014cm" presentation:class="title" presentation:user-transformed="true">
        <draw:text-box>
          <text:p text:style-name="MP5"><text:span text:style-name="MT1">Haga clic para modificar el estilo de título del patrón</text:span></text:p>
        </draw:text-box>
      </draw:frame>
      <draw:frame draw:name="Date Placeholder 2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4-03-18">18/03/24</text:date></text:span></text:p>
        </draw:text-box>
      </draw:frame>
      <draw:frame draw:name="Footer Placeholder 3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4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olo_20_el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Solo_20_el_20_título-title" draw:layer="backgroundobjects" svg:width="19.798cm" svg:height="11.136cm" svg:x="0.6cm" svg:y="2.257cm" presentation:class="page"/>
        <draw:frame presentation:style-name="Solo_20_el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| Birthday CI (ASM)</dc:title>
    <meta:initial-creator>Javier Gonzalez</meta:initial-creator>
    <meta:editing-cycles>5</meta:editing-cycles>
    <meta:creation-date>2024-03-17T03:20:37</meta:creation-date>
    <dc:date>2024-03-18T22:22:34.994409174</dc:date>
    <meta:editing-duration>PT34M47S</meta:editing-duration>
    <meta:generator>LibreOffice/7.2.7.2$Linux_X86_64 LibreOffice_project/20$Build-2</meta:generator>
    <meta:document-statistic meta:object-count="107"/>
    <meta:user-defined meta:name="AppVersion">15.0000</meta:user-defined>
    <meta:user-defined meta:name="PresentationFormat">Panorámica</meta:user-defined>
    <meta:user-defined meta:name="Slides" meta:value-type="float">1</meta:user-defined>
    <meta:template xlink:type="simple" xlink:actuate="onRequest" xlink:title="Office Theme" xlink:href=""/>
  </office:meta>
</office:document-meta>
</file>